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8.255cm" svg:height="3.81cm" svg:x="9.525cm" svg:y="14.605cm">
          <text:p text:style-name="P1">Backen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255cm" svg:height="3.81cm" svg:x="9.525cm" svg:y="3.81cm">
          <text:p text:style-name="P1">Fronten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5.715cm" svg:x="10.795cm" svg:y="8.2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27cm" svg:height="5.715cm" svg:x="15.24cm" svg:y="8.25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layer="layout" svg:width="2.576cm" svg:height="0.962cm" svg:x="16.51cm" svg:y="10.268cm">
          <draw:text-box>
            <text:p>queries</text:p>
          </draw:text-box>
        </draw:frame>
        <draw:frame draw:style-name="gr4" draw:layer="layout" svg:width="4.198cm" svg:height="0.962cm" svg:x="6.597cm" svg:y="10.16cm">
          <draw:text-box>
            <text:p>modifications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oaz Rosenan</meta:initial-creator>
    <meta:creation-date>2009-11-30T19:00:36</meta:creation-date>
    <meta:editing-duration>PT00H04M08S</meta:editing-duration>
    <meta:editing-cycles>2</meta:editing-cycles>
    <dc:date>2009-11-30T19:04:39</dc:date>
    <dc:creator>Boaz Rosenan</dc:creator>
    <meta:document-statistic meta:object-count="29"/>
    <meta:generator>OpenOffice.org/3.1$Linux OpenOffice.org_project/310m19$Build-9420</meta:generator>
  </office:meta>
</office:document-meta>
</file>